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ourier New1" svg:font-family="'Courier New'" style:font-family-generic="roma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section text:style-name="Sect1" text:name="ChID:34">
        <text:h text:style-name="Heading_20_1" text:outline-level="1">Part 1</text:h>
      </text:section>
      <text:section text:style-name="Sect1" text:name="ChID:1">
        <text:h text:style-name="Heading_20_2" text:outline-level="2">1</text:h>
        <text:section text:style-name="Sect1" text:name="ScID:1">
          <text:p text:style-name="Text_20_body"><text:bookmark text:name="ScID:1"/><office:annotation>
<dc:creator>scene title</dc:creator>
<text:p>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section>
      </text:section>
      <text:section text:style-name="Sect1" text:name="ChID:2">
        <text:h text:style-name="Heading_20_2" text:outline-level="2">2</text:h>
        <text:section text:style-name="Sect1" text:name="ScID:2">
          <text:p text:style-name="Text_20_body"><text:bookmark text:name="ScID:2"/><office:annotation>
<dc:creator>scene title</dc:creator>
<text:p>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section>
        <text:p text:style-name="Heading_20_4">* * *</text:p>
        <text:section text:style-name="Sect1" text:name="ScID:3">
          <text:p text:style-name="Text_20_body"><text:bookmark text:name="ScID:3"/><office:annotation>
<dc:creator>scene title</dc:creator>
<text:p>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section>
      </text:section>
      <text:section text:style-name="Sect1" text:name="ChID:3">
        <text:h text:style-name="Heading_20_2" text:outline-level="2">3</text:h>
        <text:section text:style-name="Sect1" text:name="ScID:4">
          <text:p text:style-name="Text_20_body"><text:bookmark text:name="ScID:4"/><office:annotation>
<dc:creator>scene title</dc:creator>
<text:p>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section>
      </text:section>
      <text:section text:style-name="Sect1" text:name="ChID:4">
        <text:h text:style-name="Heading_20_2" text:outline-level="2">4</text:h>
        <text:section text:style-name="Sect1" text:name="ScID:5">
          <text:p text:style-name="Text_20_body"><text:bookmark text:name="ScID:5"/><office:annotation>
<dc:creator>scene title</dc:creator>
<text:p>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section>
        <text:p text:style-name="Heading_20_4">* * *</text:p>
        <text:section text:style-name="Sect1" text:name="ScID:6">
          <text:p text:style-name="Text_20_body"><text:bookmark text:name="ScID:6"/><office:annotation>
<dc:creator>scene title</dc:creator>
<text:p>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section>
        <text:p text:style-name="Heading_20_4">* * *</text:p>
        <text:section text:style-name="Sect1" text:name="ScID:7">
          <text:p text:style-name="Text_20_body"><text:bookmark text:name="ScID:7"/><office:annotation>
<dc:creator>scene title</dc:creator>
<text:p>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section>
        <text:p text:style-name="Heading_20_4">* * *</text:p>
        <text:section text:style-name="Sect1" text:name="ScID:8">
          <text:p text:style-name="Text_20_body"><text:bookmark text:name="ScID:8"/><office:annotation>
<dc:creator>scene title</dc:creator>
<text:p>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section>
      </text:section>
      <text:section text:style-name="Sect1" text:name="ChID:5">
        <text:h text:style-name="Heading_20_2" text:outline-level="2">5</text:h>
        <text:section text:style-name="Sect1" text:name="ScID:9">
          <text:p text:style-name="Text_20_body"><text:bookmark text:name="ScID:9"/><office:annotation>
<dc:creator>scene title</dc:creator>
<text:p>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section>
        <text:p text:style-name="Heading_20_4">* * *</text:p>
        <text:section text:style-name="Sect1" text:name="ScID:10">
          <text:p text:style-name="Text_20_body"><text:bookmark text:name="ScID:10"/><office:annotation>
<dc:creator>scene title</dc:creator>
<text:p>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section>
      </text:section>
      <text:section text:style-name="Sect1" text:name="ChID:6">
        <text:h text:style-name="Heading_20_2" text:outline-level="2">6</text:h>
        <text:section text:style-name="Sect1" text:name="ScID:12">
          <text:p text:style-name="Text_20_body"><text:bookmark text:name="ScID:12"/><office:annotation>
<dc:creator>scene title</dc:creator>
<text:p>Hal gets to the ship and lifts off.</text:p>
</office:annotation></text:p>
        </text:section>
      </text:section>
      <text:section text:style-name="Sect1" text:name="ChID:7">
        <text:h text:style-name="Heading_20_2" text:outline-level="2">7</text:h>
        <text:section text:style-name="Sect1" text:name="ScID:15">
          <text:p text:style-name="Text_20_body"><text:bookmark text:name="ScID:15"/><office:annotation>
<dc:creator>scene title</dc:creator>
<text:p>Hal finds Clunk on rope, falls out after him.</text:p>
</office:annotation></text:p>
        </text:section>
      </text:section>
      <text:section text:style-name="Sect1" text:name="ChID:8">
        <text:h text:style-name="Heading_20_2" text:outline-level="2">8</text:h>
        <text:section text:style-name="Sect1" text:name="ScID:17">
          <text:p text:style-name="Text_20_body"><text:bookmark text:name="ScID:17"/><office:annotation>
<dc:creator>scene title</dc:creator>
<text:p>Climb up rope to safety. Back in ship for hyperspace.</text:p>
</office:annotation></text:p>
        </text:section>
      </text:section>
      <text:section text:style-name="Sect1" text:name="ChID:9">
        <text:h text:style-name="Heading_20_2" text:outline-level="2">9</text:h>
        <text:section text:style-name="Sect1" text:name="ScID:19">
          <text:p text:style-name="Text_20_body"><text:bookmark text:name="ScID:19"/><office:annotation>
<dc:creator>scene title</dc:creator>
<text:p>In his office. Gordon OKs the deal</text:p>
</office:annotation></text:p>
        </text:section>
      </text:section>
      <text:section text:style-name="Sect1" text:name="ChID:10">
        <text:h text:style-name="Heading_20_2" text:outline-level="2">10</text:h>
        <text:section text:style-name="Sect1" text:name="ScID:22">
          <text:p text:style-name="Text_20_body"><text:bookmark text:name="ScID:22"/><office:annotation>
<dc:creator>scene title</dc:creator>
<text:p>Exits the ship to meet Bevan</text:p>
</office:annotation></text:p>
        </text:section>
      </text:section>
      <text:section text:style-name="Sect1" text:name="ChID:11">
        <text:h text:style-name="Heading_20_2" text:outline-level="2">11</text:h>
        <text:section text:style-name="Sect1" text:name="ScID:25">
          <text:p text:style-name="Text_20_body"><text:bookmark text:name="ScID:25"/><office:annotation>
<dc:creator>scene title</dc:creator>
<text:p>Getting food out. Frozen puddings.</text:p>
</office:annotation></text:p>
        </text:section>
        <text:p text:style-name="Heading_20_4">* * *</text:p>
        <text:section text:style-name="Sect1" text:name="ScID:27">
          <text:p text:style-name="Text_20_body"><text:bookmark text:name="ScID:27"/><office:annotation>
<dc:creator>scene title</dc:creator>
<text:p>Says goodbye to Clunk</text:p>
</office:annotation></text:p>
        </text:section>
      </text:section>
      <text:section text:style-name="Sect1" text:name="ChID:12">
        <text:h text:style-name="Heading_20_2" text:outline-level="2">12</text:h>
        <text:section text:style-name="Sect1" text:name="ScID:29">
          <text:p text:style-name="Text_20_body"><text:bookmark text:name="ScID:29"/><office:annotation>
<dc:creator>scene title</dc:creator>
<text:p>Hal depressed. No escape from here.</text:p>
</office:annotation></text:p>
        </text:section>
        <text:p text:style-name="Heading_20_4">* * *</text:p>
        <text:section text:style-name="Sect1" text:name="ScID:31">
          <text:p text:style-name="Text_20_body"><text:bookmark text:name="ScID:31"/><office:annotation>
<dc:creator>scene title</dc:creator>
<text:p>Lighten the ship. Preparing for liftoff.</text:p>
</office:annotation></text:p>
        </text:section>
      </text:section>
      <text:section text:style-name="Sect1" text:name="ChID:13">
        <text:h text:style-name="Heading_20_2" text:outline-level="2">13</text:h>
        <text:section text:style-name="Sect1" text:name="ScID:34">
          <text:p text:style-name="Text_20_body"><text:bookmark text:name="ScID:34"/><office:annotation>
<dc:creator>scene title</dc:creator>
<text:p>Karl and Terry awaiting Hal. They take a call from their spy, intercept is at the orbiter.</text:p>
</office:annotation></text:p>
        </text:section>
      </text:section>
      <text:section text:style-name="Sect1" text:name="ChID:14">
        <text:h text:style-name="Heading_20_2" text:outline-level="2">14</text:h>
      </text:section>
      <text:section text:style-name="Sect1" text:name="ChID:15">
        <text:h text:style-name="Heading_20_2" text:outline-level="2">15</text:h>
        <text:section text:style-name="Sect1" text:name="ScID:38">
          <text:p text:style-name="Text_20_body"><text:bookmark text:name="ScID:38"/><office:annotation>
<dc:creator>scene title</dc:creator>
<text:p>Karl waiting impatiently</text:p>
</office:annotation></text:p>
        </text:section>
        <text:p text:style-name="Heading_20_4">* * *</text:p>
        <text:section text:style-name="Sect1" text:name="ScID:40">
          <text:p text:style-name="Text_20_body"><text:bookmark text:name="ScID:40"/><office:annotation>
<dc:creator>scene title</dc:creator>
<text:p>Karl and Terry confused about 'Chunk'</text:p>
</office:annotation></text:p>
        </text:section>
      </text:section>
      <text:section text:style-name="Sect1" text:name="ChID:16">
        <text:h text:style-name="Heading_20_2" text:outline-level="2">16</text:h>
        <text:section text:style-name="Sect1" text:name="ScID:43">
          <text:p text:style-name="Text_20_body"><text:bookmark text:name="ScID:43"/><office:annotation>
<dc:creator>scene title</dc:creator>
<text:p>Clunk slips out the back.</text:p>
</office:annotation></text:p>
        </text:section>
        <text:p text:style-name="Heading_20_4">* * *</text:p>
        <text:section text:style-name="Sect1" text:name="ScID:45">
          <text:p text:style-name="Text_20_body"><text:bookmark text:name="ScID:45"/><office:annotation>
<dc:creator>scene title</dc:creator>
<text:p>Karl and Terry waiting.</text:p>
</office:annotation></text:p>
        </text:section>
      </text:section>
      <text:section text:style-name="Sect1" text:name="ChID:17">
        <text:h text:style-name="Heading_20_2" text:outline-level="2">17</text:h>
        <text:section text:style-name="Sect1" text:name="ScID:47">
          <text:p text:style-name="Text_20_body"><text:bookmark text:name="ScID:47"/><office:annotation>
<dc:creator>scene title</dc:creator>
<text:p>Clunk in orbit</text:p>
</office:annotation></text:p>
        </text:section>
        <text:p text:style-name="Heading_20_4">* * *</text:p>
        <text:section text:style-name="Sect1" text:name="ScID:49">
          <text:p text:style-name="Text_20_body"><text:bookmark text:name="ScID:49"/><office:annotation>
<dc:creator>scene title</dc:creator>
<text:p>Clunk uses cylinder</text:p>
</office:annotation></text:p>
        </text:section>
      </text:section>
      <text:section text:style-name="Sect1" text:name="ChID:35">
        <text:h text:style-name="Heading_20_1" text:outline-level="1">Part 2</text:h>
      </text:section>
      <text:section text:style-name="Sect1" text:name="ChID:18">
        <text:h text:style-name="Heading_20_2" text:outline-level="2">18</text:h>
        <text:section text:style-name="Sect1" text:name="ScID:51">
          <text:p text:style-name="Text_20_body"><text:bookmark text:name="ScID:51"/><office:annotation>
<dc:creator>scene title</dc:creator>
<text:p>Terry places the 'bomb'</text:p>
</office:annotation></text:p>
        </text:section>
        <text:p text:style-name="Heading_20_4">* * *</text:p>
        <text:section text:style-name="Sect1" text:name="ScID:53">
          <text:p text:style-name="Text_20_body"><text:bookmark text:name="ScID:53"/><office:annotation>
<dc:creator>scene title</dc:creator>
<text:p>Hal buys food</text:p>
</office:annotation></text:p>
        </text:section>
      </text:section>
      <text:section text:style-name="Sect1" text:name="ChID:19">
        <text:h text:style-name="Heading_20_2" text:outline-level="2">19</text:h>
        <text:section text:style-name="Sect1" text:name="ScID:55">
          <text:p text:style-name="Text_20_body"><text:bookmark text:name="ScID:55"/><office:annotation>
<dc:creator>scene title</dc:creator>
<text:p>Karl leaves a note, takes Clunk.</text:p>
</office:annotation></text:p>
        </text:section>
        <text:p text:style-name="Heading_20_4">* * *</text:p>
        <text:section text:style-name="Sect1" text:name="ScID:57">
          <text:p text:style-name="Text_20_body"><text:bookmark text:name="ScID:57"/><office:annotation>
<dc:creator>scene title</dc:creator>
<text:p>Hal about to hyperspace.</text:p>
</office:annotation></text:p>
        </text:section>
      </text:section>
      <text:section text:style-name="Sect1" text:name="ChID:20">
        <text:h text:style-name="Heading_20_2" text:outline-level="2">20</text:h>
        <text:section text:style-name="Sect1" text:name="ScID:60">
          <text:p text:style-name="Text_20_body"><text:bookmark text:name="ScID:60"/><office:annotation>
<dc:creator>scene title</dc:creator>
<text:p>Hal gets real Jerling's call. Has to get cargo and robot back.</text:p>
</office:annotation></text:p>
        </text:section>
        <text:p text:style-name="Heading_20_4">* * *</text:p>
        <text:section text:style-name="Sect1" text:name="ScID:62">
          <text:p text:style-name="Text_20_body"><text:bookmark text:name="ScID:62"/><office:annotation>
<dc:creator>scene title</dc:creator>
<text:p>Hal sets course for Forg.</text:p>
</office:annotation></text:p>
        </text:section>
        <text:p text:style-name="Heading_20_4">* * *</text:p>
        <text:section text:style-name="Sect1" text:name="ScID:64">
          <text:p text:style-name="Text_20_body"><text:bookmark text:name="ScID:64"/><office:annotation>
<dc:creator>scene title</dc:creator>
<text:p>Land on Forg, in rubbish.</text:p>
</office:annotation></text:p>
        </text:section>
      </text:section>
      <text:section text:style-name="Sect1" text:name="ChID:21">
        <text:h text:style-name="Heading_20_2" text:outline-level="2">21</text:h>
        <text:section text:style-name="Sect1" text:name="ScID:66">
          <text:p text:style-name="Text_20_body"><text:bookmark text:name="ScID:66"/><office:annotation>
<dc:creator>scene title</dc:creator>
<text:p>Hal rents a car in Jerling's name and heads towards Forgberg and the Casino.</text:p>
</office:annotation></text:p>
        </text:section>
        <text:p text:style-name="Heading_20_4">* * *</text:p>
        <text:section text:style-name="Sect1" text:name="ScID:68">
          <text:p text:style-name="Text_20_body"><text:bookmark text:name="ScID:68"/><office:annotation>
<dc:creator>scene title</dc:creator>
<text:p>Hal after almost running Clunk down. Picks him up.</text:p>
</office:annotation></text:p>
        </text:section>
      </text:section>
      <text:section text:style-name="Sect1" text:name="ChID:22">
        <text:h text:style-name="Heading_20_2" text:outline-level="2">22</text:h>
        <text:section text:style-name="Sect1" text:name="ScID:71">
          <text:p text:style-name="Text_20_body"><text:bookmark text:name="ScID:71"/><office:annotation>
<dc:creator>scene title</dc:creator>
<text:p>Find car, go to find clothes.</text:p>
</office:annotation></text:p>
        </text:section>
      </text:section>
      <text:section text:style-name="Sect1" text:name="ChID:23">
        <text:h text:style-name="Heading_20_2" text:outline-level="2">23</text:h>
        <text:section text:style-name="Sect1" text:name="ScID:74">
          <text:p text:style-name="Text_20_body"><text:bookmark text:name="ScID:74"/><office:annotation>
<dc:creator>scene title</dc:creator>
<text:p>Hal sells Clunk</text:p>
</office:annotation></text:p>
        </text:section>
      </text:section>
      <text:section text:style-name="Sect1" text:name="ChID:24">
        <text:h text:style-name="Heading_20_2" text:outline-level="2">24</text:h>
        <text:section text:style-name="Sect1" text:name="ScID:77">
          <text:p text:style-name="Text_20_body"><text:bookmark text:name="ScID:77"/><office:annotation>
<dc:creator>scene title</dc:creator>
<text:p>Hal annoyed at Clunk for buying only the best.</text:p>
</office:annotation></text:p>
        </text:section>
        <text:p text:style-name="Heading_20_4">* * *</text:p>
        <text:section text:style-name="Sect1" text:name="ScID:79">
          <text:p text:style-name="Text_20_body"><text:bookmark text:name="ScID:79"/><office:annotation>
<dc:creator>scene title</dc:creator>
<text:p>Clunk gambling. Fight with human couple.</text:p>
</office:annotation></text:p>
        </text:section>
        <text:p text:style-name="Heading_20_4">* * *</text:p>
        <text:section text:style-name="Sect1" text:name="ScID:81">
          <text:p text:style-name="Text_20_body"><text:bookmark text:name="ScID:81"/><office:annotation>
<dc:creator>scene title</dc:creator>
<text:p>Sitting on the steps, battered and bruised. Limo arrives for Karl.</text:p>
</office:annotation></text:p>
        </text:section>
      </text:section>
      <text:section text:style-name="Sect1" text:name="ChID:25">
        <text:h text:style-name="Heading_20_2" text:outline-level="2">25</text:h>
        <text:section text:style-name="Sect1" text:name="ScID:84">
          <text:p text:style-name="Text_20_body"><text:bookmark text:name="ScID:84"/><office:annotation>
<dc:creator>scene title</dc:creator>
<text:p>Clunk travelling on the back of Karl's limo</text:p>
</office:annotation></text:p>
        </text:section>
        <text:p text:style-name="Heading_20_4">* * *</text:p>
        <text:section text:style-name="Sect1" text:name="ScID:86">
          <text:p text:style-name="Text_20_body"><text:bookmark text:name="ScID:86"/><office:annotation>
<dc:creator>scene title</dc:creator>
<text:p>Clunk sees Hal catching up again. Limo stops.</text:p>
</office:annotation></text:p>
        </text:section>
      </text:section>
      <text:section text:style-name="Sect1" text:name="ChID:26">
        <text:h text:style-name="Heading_20_2" text:outline-level="2">26</text:h>
        <text:section text:style-name="Sect1" text:name="ScID:89">
          <text:p text:style-name="Text_20_body"><text:bookmark text:name="ScID:89"/><office:annotation>
<dc:creator>scene title</dc:creator>
<text:p>Clunk uploads the Navcom into the ship.</text:p>
</office:annotation></text:p>
        </text:section>
      </text:section>
      <text:section text:style-name="Sect1" text:name="ChID:27">
        <text:h text:style-name="Heading_20_2" text:outline-level="2">27</text:h>
        <text:section text:style-name="Sect1" text:name="ScID:92">
          <text:p text:style-name="Text_20_body"><text:bookmark text:name="ScID:92"/><office:annotation>
<dc:creator>scene title</dc:creator>
<text:p>The shop robots want Clunk to escape with them. Mention Hal's capture.</text:p>
</office:annotation></text:p>
        </text:section>
        <text:p text:style-name="Heading_20_4">* * *</text:p>
        <text:section text:style-name="Sect1" text:name="ScID:94">
          <text:p text:style-name="Text_20_body"><text:bookmark text:name="ScID:94"/><office:annotation>
<dc:creator>scene title</dc:creator>
<text:p>Clunk steals armoured car, drives it into the house.</text:p>
</office:annotation></text:p>
        </text:section>
      </text:section>
      <text:section text:style-name="Sect1" text:name="ChID:28">
        <text:h text:style-name="Heading_20_2" text:outline-level="2">28</text:h>
        <text:section text:style-name="Sect1" text:name="ScID:96">
          <text:p text:style-name="Text_20_body"><text:bookmark text:name="ScID:96"/><office:annotation>
<dc:creator>scene title</dc:creator>
<text:p>Karl and Terry take the limo</text:p>
</office:annotation></text:p>
        </text:section>
        <text:p text:style-name="Heading_20_4">* * *</text:p>
        <text:section text:style-name="Sect1" text:name="ScID:98">
          <text:p text:style-name="Text_20_body"><text:bookmark text:name="ScID:98"/><office:annotation>
<dc:creator>scene title</dc:creator>
<text:p>Karl and Terry overtake and head for Spaceport. Looking for Volante.</text:p>
</office:annotation></text:p>
        </text:section>
      </text:section>
      <text:section text:style-name="Sect1" text:name="ChID:29">
        <text:h text:style-name="Heading_20_2" text:outline-level="2">29</text:h>
        <text:section text:style-name="Sect1" text:name="ScID:101">
          <text:p text:style-name="Text_20_body"><text:bookmark text:name="ScID:101"/><office:annotation>
<dc:creator>scene title</dc:creator>
<text:p>Hal and Clunk fleeing in Gull</text:p>
</office:annotation></text:p>
        </text:section>
        <text:p text:style-name="Heading_20_4">* * *</text:p>
        <text:section text:style-name="Sect1" text:name="ScID:103">
          <text:p text:style-name="Text_20_body"><text:bookmark text:name="ScID:103"/><office:annotation>
<dc:creator>scene title</dc:creator>
<text:p>Clunk wants to throw stuff at the flyer</text:p>
</office:annotation></text:p>
        </text:section>
        <text:p text:style-name="Heading_20_4">* * *</text:p>
        <text:section text:style-name="Sect1" text:name="ScID:105">
          <text:p text:style-name="Text_20_body"><text:bookmark text:name="ScID:105"/><office:annotation>
<dc:creator>scene title</dc:creator>
<text:p>Hal fetches the puddings.</text:p>
</office:annotation></text:p>
        </text:section>
      </text:section>
      <text:section text:style-name="Sect1" text:name="ChID:30">
        <text:h text:style-name="Heading_20_2" text:outline-level="2">30</text:h>
        <text:section text:style-name="Sect1" text:name="ScID:108">
          <text:p text:style-name="Text_20_body"><text:bookmark text:name="ScID:108"/><office:annotation>
<dc:creator>scene title</dc:creator>
<text:p>Hal yells at Jerling, then cargo arrives on truck.</text:p>
</office:annotation></text:p>
        </text:section>
        <text:p text:style-name="Heading_20_4">* * *</text:p>
        <text:section text:style-name="Sect1" text:name="ScID:110">
          <text:p text:style-name="Text_20_body"><text:bookmark text:name="ScID:110"/><office:annotation>
<dc:creator>scene title</dc:creator>
<text:p>Clunk outside, depressed.</text:p>
</office:annotation></text:p>
        </text:section>
        <text:p text:style-name="Heading_20_4">* * *</text:p>
        <text:section text:style-name="Sect1" text:name="ScID:112">
          <text:p text:style-name="Text_20_body"><text:bookmark text:name="ScID:112"/><office:annotation>
<dc:creator>scene title</dc:creator>
<text:p>Karl bursts in, armed.</text:p>
</office:annotation></text:p>
        </text:section>
      </text:section>
      <text:section text:style-name="Sect1" text:name="ChID:31">
        <text:h text:style-name="Heading_20_2" text:outline-level="2">31</text:h>
        <text:section text:style-name="Sect1" text:name="ScID:114">
          <text:p text:style-name="Text_20_body"><text:bookmark text:name="ScID:114"/><office:annotation>
<dc:creator>scene title</dc:creator>
<text:p>Terry ties Hal in hold, leaves back doors open.</text:p>
</office:annotation></text:p>
        </text:section>
        <text:p text:style-name="Heading_20_4">* * *</text:p>
        <text:section text:style-name="Sect1" text:name="ScID:116">
          <text:p text:style-name="Text_20_body"><text:bookmark text:name="ScID:116"/><office:annotation>
<dc:creator>scene title</dc:creator>
<text:p>Hal dodges Brutus, escapes the hold.</text:p>
</office:annotation></text:p>
        </text:section>
      </text:section>
      <text:section text:style-name="Sect1" text:name="ChID:32">
        <text:h text:style-name="Heading_20_2" text:outline-level="2">32</text:h>
        <text:section text:style-name="Sect1" text:name="ScID:119">
          <text:p text:style-name="Text_20_body"><text:bookmark text:name="ScID:119"/><office:annotation>
<dc:creator>scene title</dc:creator>
<text:p>Black Gull hyperspaces to oblivion</text:p>
</office:annotatio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2-25T09:24:49Z</meta:creation-date>
    <dc:date/>
  </office:meta>
</office:document-meta>
</file>